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45cm"/>
    </style:style>
    <style:style style:name="co3" style:family="table-column">
      <style:table-column-properties fo:break-before="auto" style:column-width="3.41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5983b0" fo:border="0.74pt solid #000000"/>
      <style:text-properties fo:color="#ffffff"/>
    </style:style>
    <style:style style:name="ce3" style:family="table-cell" style:parent-style-name="Default">
      <style:table-cell-properties fo:background-color="#ffd7d7" fo:border="0.74pt solid #000000"/>
      <style:text-properties fo:color="#000000"/>
    </style:style>
    <style:style style:name="ce4" style:family="table-cell" style:parent-style-name="Default">
      <style:table-cell-properties fo:background-color="#ffd7d7" fo:border="0.74pt solid #000000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08"/>
    <style:style style:name="ce8" style:family="table-cell" style:parent-style-name="Default" style:data-style-name="N108">
      <style:table-cell-properties fo:border="0.74pt solid #000000"/>
      <style:text-properties fo:color="#000000" style:text-underline-style="none"/>
    </style:style>
    <style:style style:name="ce9" style:family="table-cell" style:parent-style-name="Default" style:data-style-name="N108">
      <style:table-cell-properties fo:border="0.74pt solid #000000"/>
    </style:style>
    <style:style style:name="ce10" style:family="table-cell" style:parent-style-name="Default" style:data-style-name="N108">
      <style:table-cell-properties fo:background-color="#cccccc" fo:border="0.74pt solid #000000"/>
    </style:style>
    <style:style style:name="ce11" style:family="table-cell" style:parent-style-name="Default">
      <style:table-cell-properties fo:background-color="#5983b0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Зарплата сотрудников</text:p>
          </table:table-cell>
          <table:covered-table-cell table:style-name="Default"/>
          <table:covered-table-cell table:number-columns-repeated="4"/>
          <table:table-cell table:style-name="ce11" office:value-type="string" calcext:value-type="string">
            <text:p>Надбавка</text:p>
          </table:table-cell>
          <table:table-cell table:style-name="ce11" office:value-type="string" calcext:value-type="string">
            <text:p>Премия</text:p>
          </table:table-cell>
          <table:table-cell table:style-name="ce11" office:value-type="string" calcext:value-type="string">
            <text:p>Оклад</text:p>
          </table:table-cell>
        </table:table-row>
        <table:table-row table:style-name="ro1"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Стаж</text:p>
          </table:table-cell>
          <table:table-cell table:style-name="ce2" office:value-type="string" calcext:value-type="string">
            <text:p>Оклад</text:p>
          </table:table-cell>
          <table:table-cell table:style-name="ce2" office:value-type="string" calcext:value-type="string">
            <text:p>Надбавка</text:p>
          </table:table-cell>
          <table:table-cell table:style-name="ce2" office:value-type="string" calcext:value-type="string">
            <text:p>Премия</text:p>
          </table:table-cell>
          <table:table-cell table:style-name="ce2" office:value-type="string" calcext:value-type="string">
            <text:p>Зарплата</text:p>
          </table:table-cell>
          <table:table-cell office:value-type="string" calcext:value-type="string">
            <text:p>&gt;0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&lt;10000</text:p>
          </table:table-cell>
        </table:table-row>
        <table:table-row table:style-name="ro2">
          <table:table-cell table:style-name="ce3" office:value-type="string" calcext:value-type="string">
            <text:p>Волкова</text:p>
          </table:table-cell>
          <table:table-cell office:value-type="float" office:value="9" calcext:value-type="float">
            <text:p>9</text:p>
          </table:table-cell>
          <table:table-cell table:style-name="ce8" office:value-type="currency" office:currency="RUB" office:value="10500" calcext:value-type="currency">
            <text:p>10 500,00 RUB</text:p>
          </table:table-cell>
          <table:table-cell table:style-name="ce9" table:formula="of:=IF(([.B3]&gt;5)*AND([.B3]&lt;=10); [.C3]*0.1; IF(([.B3]&gt;10);[.C3]*0.2;0))" office:value-type="currency" office:currency="RUB" office:value="1050" calcext:value-type="currency">
            <text:p>1 050,00 RUB</text:p>
          </table:table-cell>
          <table:table-cell table:style-name="ce9" table:formula="of:=[.C3]*0.2" office:value-type="currency" office:currency="RUB" office:value="2100" calcext:value-type="currency">
            <text:p>2 100,00 RUB</text:p>
          </table:table-cell>
          <table:table-cell table:style-name="ce10" table:formula="of:=SUM([.C3:.E3])" office:value-type="currency" office:currency="RUB" office:value="13650" calcext:value-type="currency">
            <text:p>13 650,00 RUB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Степанов</text:p>
          </table:table-cell>
          <table:table-cell office:value-type="float" office:value="12" calcext:value-type="float">
            <text:p>12</text:p>
          </table:table-cell>
          <table:table-cell table:style-name="ce9" office:value-type="currency" office:currency="RUB" office:value="9500" calcext:value-type="currency">
            <text:p>9 500,00 RUB</text:p>
          </table:table-cell>
          <table:table-cell table:style-name="ce9" table:formula="of:=IF(([.B4]&gt;5)*AND([.B4]&lt;=10); [.C4]*0.1; IF(([.B4]&gt;10);[.C4]*0.2;0))" office:value-type="currency" office:currency="RUB" office:value="1900" calcext:value-type="currency">
            <text:p>1 900,00 RUB</text:p>
          </table:table-cell>
          <table:table-cell table:style-name="ce9" table:formula="of:=[.C4]*0.2" office:value-type="currency" office:currency="RUB" office:value="1900" calcext:value-type="currency">
            <text:p>1 900,00 RUB</text:p>
          </table:table-cell>
          <table:table-cell table:style-name="ce10" table:formula="of:=SUM([.C4:.E4])" office:value-type="currency" office:currency="RUB" office:value="13300" calcext:value-type="currency">
            <text:p>13 300,00 RUB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Петрова</text:p>
          </table:table-cell>
          <table:table-cell office:value-type="float" office:value="4" calcext:value-type="float">
            <text:p>4</text:p>
          </table:table-cell>
          <table:table-cell table:style-name="ce9" office:value-type="currency" office:currency="RUB" office:value="8000" calcext:value-type="currency">
            <text:p>8 000,00 RUB</text:p>
          </table:table-cell>
          <table:table-cell table:style-name="ce9" table:formula="of:=IF(([.B5]&gt;5)*AND([.B5]&lt;=10); [.C5]*0.1; IF(([.B5]&gt;10);[.C5]*0.2;0))" office:value-type="currency" office:currency="RUB" office:value="0" calcext:value-type="currency">
            <text:p>0,00 RUB</text:p>
          </table:table-cell>
          <table:table-cell table:style-name="ce9" table:formula="of:=[.C5]*0.2" office:value-type="currency" office:currency="RUB" office:value="1600" calcext:value-type="currency">
            <text:p>1 600,00 RUB</text:p>
          </table:table-cell>
          <table:table-cell table:style-name="ce10" table:formula="of:=SUM([.C5:.E5])" office:value-type="currency" office:currency="RUB" office:value="9600" calcext:value-type="currency">
            <text:p>9 600,00 RUB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Карпова</text:p>
          </table:table-cell>
          <table:table-cell office:value-type="float" office:value="2" calcext:value-type="float">
            <text:p>2</text:p>
          </table:table-cell>
          <table:table-cell table:style-name="ce9" office:value-type="currency" office:currency="RUB" office:value="6000" calcext:value-type="currency">
            <text:p>6 000,00 RUB</text:p>
          </table:table-cell>
          <table:table-cell table:style-name="ce9" table:formula="of:=IF(([.B6]&gt;5)*AND([.B6]&lt;=10); [.C6]*0.1; IF(([.B6]&gt;10);[.C6]*0.2;0))" office:value-type="currency" office:currency="RUB" office:value="0" calcext:value-type="currency">
            <text:p>0,00 RUB</text:p>
          </table:table-cell>
          <table:table-cell table:style-name="ce9" table:formula="of:=[.C6]*0.2" office:value-type="currency" office:currency="RUB" office:value="1200" calcext:value-type="currency">
            <text:p>1 200,00 RUB</text:p>
          </table:table-cell>
          <table:table-cell table:style-name="ce10" table:formula="of:=SUM([.C6:.E6])" office:value-type="currency" office:currency="RUB" office:value="7200" calcext:value-type="currency">
            <text:p>7 200,00 RUB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Сергеев</text:p>
          </table:table-cell>
          <table:table-cell office:value-type="float" office:value="16" calcext:value-type="float">
            <text:p>16</text:p>
          </table:table-cell>
          <table:table-cell table:style-name="ce9" office:value-type="currency" office:currency="RUB" office:value="12000" calcext:value-type="currency">
            <text:p>12 000,00 RUB</text:p>
          </table:table-cell>
          <table:table-cell table:style-name="ce9" table:formula="of:=IF(([.B7]&gt;5)*AND([.B7]&lt;=10); [.C7]*0.1; IF(([.B7]&gt;10);[.C7]*0.2;0))" office:value-type="currency" office:currency="RUB" office:value="2400" calcext:value-type="currency">
            <text:p>2 400,00 RUB</text:p>
          </table:table-cell>
          <table:table-cell table:style-name="ce9" table:formula="of:=[.C7]*0.2" office:value-type="currency" office:currency="RUB" office:value="2400" calcext:value-type="currency">
            <text:p>2 400,00 RUB</text:p>
          </table:table-cell>
          <table:table-cell table:style-name="ce10" table:formula="of:=SUM([.C7:.E7])" office:value-type="currency" office:currency="RUB" office:value="16800" calcext:value-type="currency">
            <text:p>16 800,00 RUB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Каримов</text:p>
          </table:table-cell>
          <table:table-cell office:value-type="float" office:value="7" calcext:value-type="float">
            <text:p>7</text:p>
          </table:table-cell>
          <table:table-cell table:style-name="ce9" office:value-type="currency" office:currency="RUB" office:value="11000" calcext:value-type="currency">
            <text:p>11 000,00 RUB</text:p>
          </table:table-cell>
          <table:table-cell table:style-name="ce9" table:formula="of:=IF(([.B8]&gt;5)*AND([.B8]&lt;=10); [.C8]*0.1; IF(([.B8]&amp;gt;10);[.C8]*0.2;0))" office:value-type="currency" office:currency="RUB" office:value="1100" calcext:value-type="currency">
            <text:p>1 100,00 RUB</text:p>
          </table:table-cell>
          <table:table-cell table:style-name="ce9" table:formula="of:=[.C8]*0.2" office:value-type="currency" office:currency="RUB" office:value="2200" calcext:value-type="currency">
            <text:p>2 200,00 RUB</text:p>
          </table:table-cell>
          <table:table-cell table:style-name="ce10" table:formula="of:=SUM([.C8:.E8])" office:value-type="currency" office:currency="RUB" office:value="14300" calcext:value-type="currency">
            <text:p>14 300,00 RUB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Итого:</text:p>
          </table:table-cell>
          <table:table-cell table:style-name="ce5"/>
          <table:table-cell table:style-name="ce10" table:formula="of:=SUM([.C3:.C8])" office:value-type="currency" office:currency="RUB" office:value="57000" calcext:value-type="currency">
            <text:p>57 000,00 RUB</text:p>
          </table:table-cell>
          <table:table-cell table:style-name="ce10" table:formula="of:=SUM([.D3:.D8])" office:value-type="currency" office:currency="RUB" office:value="6450" calcext:value-type="currency">
            <text:p>6 450,00 RUB</text:p>
          </table:table-cell>
          <table:table-cell table:style-name="ce10" table:formula="of:=SUM([.E3:.E8])" office:value-type="currency" office:currency="RUB" office:value="11400" calcext:value-type="currency">
            <text:p>11 400,00 RUB</text:p>
          </table:table-cell>
          <table:table-cell table:style-name="ce10" table:formula="of:=SUM([.F3:.F8])" office:value-type="currency" office:currency="RUB" office:value="74850" calcext:value-type="currency">
            <text:p>74 850,00 RUB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7" table:formula="of:=AVERAGE([.F3:.F8])" office:value-type="currency" office:currency="RUB" office:value="12475" calcext:value-type="currency">
            <text:p>12 475,00 RUB</text:p>
          </table:table-cell>
          <table:table-cell table:number-columns-repeated="7"/>
        </table:table-row>
        <table:table-row table:style-name="ro1">
          <table:table-cell/>
          <table:table-cell table:style-name="ce7" table:formula="of:=MAX([.F3:.F8])" office:value-type="currency" office:currency="RUB" office:value="16800" calcext:value-type="currency">
            <text:p>16 800,00 RUB</text:p>
          </table:table-cell>
          <table:table-cell table:number-columns-repeated="7"/>
        </table:table-row>
        <table:table-row table:style-name="ro1">
          <table:table-cell/>
          <table:table-cell table:style-name="ce7" table:formula="of:=MIN([.F3:.F8])" office:value-type="currency" office:currency="RUB" office:value="7200" calcext:value-type="currency">
            <text:p>7 200,00 RUB</text:p>
          </table:table-cell>
          <table:table-cell table:number-columns-repeated="7"/>
        </table:table-row>
        <table:table-row table:style-name="ro1">
          <table:table-cell/>
          <table:table-cell table:style-name="Default" table:formula="of:=COUNTIF([.D3:.D8];[.G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Default" table:formula="of:=COUNTIF([.E3:.E8];[.H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7" table:formula="of:=SUMIF([.C3:.C8];[.I2])" office:value-type="currency" office:currency="RUB" office:value="23500" calcext:value-type="currency">
            <text:p>23 500,00 RUB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>RUB</number:currency-symbol>
    </number:currency-style>
    <number:currency-style style:name="N107">
      <number:text>-</number:text>
      <number:number number:decimal-places="2" number:min-decimal-places="2" number:min-integer-digits="1" number:grouping="true"/>
      <number:text> </number:text>
      <number:currency-symbol>RUB</number:currency-symbol>
      <style:map style:condition="value()&gt;=0" style:apply-style-name="N107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>RUB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RUB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22:20:51.144000000</meta:creation-date>
    <meta:generator>LibreOffice/7.4.1.2$Windows_X86_64 LibreOffice_project/3c58a8f3a960df8bc8fd77b461821e42c061c5f0</meta:generator>
    <dc:date>2022-10-11T22:47:57.714000000</dc:date>
    <meta:editing-duration>PT27M6S</meta:editing-duration>
    <meta:editing-cycles>2</meta:editing-cycles>
    <meta:document-statistic meta:table-count="1" meta:cell-count="60" meta:object-count="0"/>
  </office:meta>
</office:document-meta>
</file>